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 fo:padding="0.049cm" fo:border="0.06pt solid #d9d9e3"/>
    </style:style>
    <style:style style:name="P2" style:family="paragraph" style:parent-style-name="Text_20_body" style:list-style-name="L1">
      <style:paragraph-properties fo:padding="0.049cm" fo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35533285" text:style-name="L1">
        <text:list-item>
          <text:p text:style-name="P1">Lady Aurelia Steamweaver</text:p>
        </text:list-item>
        <text:list-item>
          <text:p text:style-name="P1">Captain Cyrus Ironclaw</text:p>
        </text:list-item>
        <text:list-item>
          <text:p text:style-name="P1">Professor Alastair Clockwork</text:p>
        </text:list-item>
        <text:list-item>
          <text:p text:style-name="P1">Duke Maximillian Brassheart</text:p>
        </text:list-item>
        <text:list-item>
          <text:p text:style-name="P1">Sister Evangeline Gearspinner</text:p>
        </text:list-item>
        <text:list-item>
          <text:p text:style-name="P1">Lord Rupert Fireforged</text:p>
        </text:list-item>
        <text:list-item>
          <text:p text:style-name="P1">Lady Ophelia Copperwhistle</text:p>
        </text:list-item>
        <text:list-item>
          <text:p text:style-name="P1">Colonel Jasper Steamhammer</text:p>
        </text:list-item>
        <text:list-item>
          <text:p text:style-name="P1">Captain Isadora Bronzebeak</text:p>
        </text:list-item>
        <text:list-item>
          <text:p text:style-name="P2">Lord Eustace Sprocketwhirl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8T09:47:40.623000000</meta:creation-date>
    <dc:date>2023-02-08T09:47:58.031000000</dc:date>
    <meta:editing-duration>PT17S</meta:editing-duration>
    <meta:editing-cycles>1</meta:editing-cycles>
    <meta:document-statistic meta:table-count="0" meta:image-count="0" meta:object-count="0" meta:page-count="1" meta:paragraph-count="10" meta:word-count="40" meta:character-count="277" meta:non-whitespace-character-count="257"/>
    <meta:generator>LibreOffice/7.5.0.3$Windows_X86_64 LibreOffice_project/c21113d003cd3efa8c53188764377a8272d9d6de</meta:generator>
  </office:meta>
</office:document-meta>
</file>